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e52986">1. Supported FEM file formats</text:a></text:p>
          <text:p text:style-name="Contents_20_2"><text:a xlink:type="simple" xlink:href="#orge3b77a3">1.1. NASTRAN Bulk Data Format (BDF)</text:a></text:p>
          <text:p text:style-name="Contents_20_3"><text:a xlink:type="simple" xlink:href="#orga47b2b2">1.1.1. BDF Cards supported</text:a></text:p>
          <text:p text:style-name="Contents_20_4"><text:a xlink:type="simple" xlink:href="#orgab942a7">1.1.1.1. Bulk Data</text:a></text:p>
          <text:p text:style-name="Contents_20_4"><text:a xlink:type="simple" xlink:href="#org71fbf60">1.1.1.2. Header Data</text:a></text:p>
          <text:p text:style-name="Contents_20_2"><text:a xlink:type="simple" xlink:href="#org18f245e">1.2. DNV GL Seasam Input Interface File (FEM)</text:a></text:p>
          <text:p text:style-name="Contents_20_3"><text:a xlink:type="simple" xlink:href="#orgc49608e">1.2.1. FEM Cards supported</text:a></text:p>
          <text:p text:style-name="Contents_20_3"><text:a xlink:type="simple" xlink:href="#org6ee92c7">1.2.2. Element Types in SESAM</text:a></text:p>
        </text:index-body>
      </text:table-of-content>
      <text:h text:style-name="Heading_20_1" text:outline-level="1" text:is-list-header="false">
<text:bookmark-start text:name="OrgXref.orgfe52986"/>
<text:bookmark text:name="orgfe52986"/>Supported FEM file formats
<text:bookmark-end text:name="OrgXref.orgfe52986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e3b77a3"/>
<text:bookmark text:name="orge3b77a3"/>NASTRAN Bulk Data Format (BDF)
<text:bookmark-end text:name="OrgXref.orge3b77a3"/></text:h>
      <text:h text:style-name="Heading_20_3" text:outline-level="3" text:is-list-header="false">
<text:bookmark-start text:name="OrgXref.orga47b2b2"/>
<text:bookmark text:name="orga47b2b2"/>BDF Cards supported
<text:bookmark-end text:name="OrgXref.orga47b2b2"/></text:h>
      <text:h text:style-name="Heading_20_4" text:outline-level="4" text:is-list-header="false">
<text:bookmark-start text:name="OrgXref.orgab942a7"/>
<text:bookmark text:name="orgab942a7"/>Bulk Data
<text:bookmark-end text:name="OrgXref.orgab942a7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71fbf60"/>
<text:bookmark text:name="org71fbf60"/>Header Data
<text:bookmark-end text:name="OrgXref.org71fbf60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BEGIN</text:span> <text:span text:style-name="OrgCode">BULK</text:span></text:p>
              </table:table-cell>
              <table:table-cell table:style-name="OrgTblCell">
                <text:p text:style-name="OrgTableContentsLeft">Case Control and Bulk Data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18f245e"/>
<text:bookmark text:name="org18f245e"/>DNV GL Seasam Input Interface File (FEM)
<text:bookmark-end text:name="OrgXref.org18f245e"/></text:h>
      <text:h text:style-name="Heading_20_3" text:outline-level="3" text:is-list-header="false">
<text:bookmark-start text:name="OrgXref.orgc49608e"/>
<text:bookmark text:name="orgc49608e"/>FEM Cards supported
<text:bookmark-end text:name="OrgXref.orgc49608e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6ee92c7"/>
<text:bookmark text:name="org6ee92c7"/>Element Types in SESAM
<text:bookmark-end text:name="OrgXref.org6ee92c7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c486639"/>Table <text:sequence text:ref-name="orgc486639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5-02T09:48:07</dc:date>
    <meta:creation-date>2017-05-02T09:48:07</meta:creation-date>
    <meta:generator>Emacs 25.2.1 (Org mode 9.0.5)</meta:generator>
    <meta:keyword/>
    <dc:subject/>
    <dc:title>C++ IO support for various FEM exchange file formats</dc:title>
  </office:meta>
</office:document-meta>
</file>